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007826"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3" table:number-columns-repeated="2"/>
          <table:table-cell table:number-columns-repeated="2"/>
          <table:table-cell table:style-name="ce1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9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large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" calcext:value-type="float">
            <text:p>1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scott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.48" calcext:value-type="float">
            <text:p>18.48</text:p>
          </table:table-cell>
          <table:table-cell table:style-name="ce3" office:value-type="float" office:value="8.85" calcext:value-type="float">
            <text:p>8.85</text:p>
          </table:table-cell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Lowest error (fits the RC)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/5</text:p>
          </table:table-cell>
          <table:table-cell table:style-name="ce3" office:value-type="string" calcext:value-type="string">
            <text:p>B13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4" table:number-columns-repeated="1006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11" office:value-type="float" office:value="7.85" calcext:value-type="float">
            <text:p>7.8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18.98" calcext:value-type="float">
            <text:p>18.98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7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9" calcext:value-type="float">
            <text:p>18.9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8</text:p>
          </table:table-cell>
          <table:table-cell office:value-type="string" calcext:value-type="string">
            <text:p>H86-18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(01, lower, likelihood valu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/9</text:p>
          </table:table-cell>
          <table:table-cell office:value-type="string" calcext:value-type="string">
            <text:p>H86-18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18.9" calcext:value-type="float">
            <text:p>18.9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(03, lower likelihood value)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7" table:number-columns-repeated="14"/>
          <table:table-cell table:style-name="ce12" table:number-columns-repeated="2"/>
          <table:table-cell table:style-name="ce7" table:number-columns-repeated="2"/>
          <table:table-cell table:style-name="ce12" table:number-columns-repeated="1006"/>
        </table:table-row>
        <table:table-row table:style-name="ro1" table:number-rows-repeated="12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8" table:number-columns-repeated="18"/>
          <table:table-cell table:style-name="ce17"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0:32:50.27562211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5-11-15T11:04:47.907438617</dc:date>
    <meta:editing-duration>P1DT9H25M7S</meta:editing-duration>
    <meta:editing-cycles>50</meta:editing-cycles>
    <meta:generator>LibreOffice/5.0.3.2$Linux_X86_64 LibreOffice_project/00m0$Build-2</meta:generator>
    <meta:document-statistic meta:table-count="1" meta:cell-count="943" meta:object-count="0"/>
  </office:meta>
</office:document-meta>
</file>